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2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1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3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4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5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6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P1" style:family="paragraph" style:parent-style-name="Standard">
      <style:text-properties officeooo:paragraph-rsid="00153ba0"/>
    </style:style>
    <style:style style:name="P2" style:family="paragraph" style:parent-style-name="Standard">
      <style:paragraph-properties fo:line-height="115%"/>
      <style:text-properties officeooo:rsid="001651c6" officeooo:paragraph-rsid="001651c6"/>
    </style:style>
    <style:style style:name="P3" style:family="paragraph" style:parent-style-name="Standard">
      <style:text-properties officeooo:rsid="001651c6" officeooo:paragraph-rsid="001651c6"/>
    </style:style>
    <style:style style:name="P4" style:family="paragraph" style:parent-style-name="Standard">
      <style:text-properties officeooo:rsid="0017440d" officeooo:paragraph-rsid="00153ba0"/>
    </style:style>
    <style:style style:name="P5" style:family="paragraph" style:parent-style-name="Standard">
      <style:paragraph-properties fo:text-align="start" style:justify-single-word="false"/>
      <style:text-properties officeooo:rsid="0017f327" officeooo:paragraph-rsid="0017f327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" fo:font-size="10pt" fo:language="en" fo:country="US" officeooo:paragraph-rsid="00153ba0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53ba0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5.831cm" style:type="right"/>
        </style:tab-stops>
      </style:paragraph-properties>
      <style:text-properties officeooo:paragraph-rsid="00153ba0"/>
    </style:style>
    <style:style style:name="P9" style:family="paragraph" style:parent-style-name="Body_20_Text_20_21">
      <style:paragraph-properties fo:line-height="115%"/>
      <style:text-properties officeooo:paragraph-rsid="00153ba0"/>
    </style:style>
    <style:style style:name="P10" style:family="paragraph" style:parent-style-name="Standard">
      <style:paragraph-properties fo:margin-top="0cm" fo:margin-bottom="0cm" style:contextual-spacing="false"/>
      <style:text-properties style:font-name="Arial" fo:font-size="10pt" officeooo:rsid="0017440d" officeooo:paragraph-rsid="0017440d" style:font-size-asian="10pt" style:font-name-complex="Arial1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rsid="0017f327" officeooo:paragraph-rsid="0019d452"/>
    </style:style>
    <style:style style:name="P12" style:family="paragraph" style:parent-style-name="Body_20_Text_20_21">
      <style:paragraph-properties fo:line-height="115%"/>
      <style:text-properties fo:font-size="10pt" fo:language="ru" fo:country="RU" officeooo:paragraph-rsid="00153ba0" style:font-size-asian="10pt" style:font-name-complex="Arial1"/>
    </style:style>
    <style:style style:name="T1" style:family="text">
      <style:text-properties fo:font-size="10pt" style:font-size-asian="10pt" style:font-name-complex="Arial1"/>
    </style:style>
    <style:style style:name="T2" style:family="text">
      <style:text-properties fo:font-size="10pt" fo:language="ru" fo:country="RU" style:font-size-asian="10pt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fo:language="en" fo:country="US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Мультимедиа проектор</text:p>
            <text:p text:style-name="P9"><text:span text:style-name="T1">Sony</text:span><text:span text:style-name="T2"> </text:span><text:span text:style-name="T1">VPL</text:span><text:span text:style-name="T2">-</text:span><text:span text:style-name="T1">CW</text:span><text:span text:style-name="T2">255</text:span></text:p>
          </table:table-cell>
        </table:table-row>
      </table:table>
      <text:p text:style-name="P2">PJLink Lan</text:p>
      <text:p text:style-name="P1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9"><text:span text:style-name="T2">Экран </text:span><text:span text:style-name="T1">c</text:span><text:span text:style-name="T2"> электроприводом<text:line-break/></text:span><text:span text:style-name="T1">Draper</text:span><text:span text:style-name="T2"> </text:span><text:span text:style-name="T1">Targa</text:span><text:span text:style-name="T2"> 147</text:span><text:span text:style-name="T1">x</text:span><text:span text:style-name="T2">264 см</text:span></text:p>
          </table:table-cell>
        </table:table-row>
      </table:table>
      <text:p text:style-name="P3">Viaudio</text:p>
      <text:p text:style-name="P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9"><text:span text:style-name="T2">Видеокамера </text:span><text:span text:style-name="T1">Sony EVI-D80PW</text:span></text:p>
          </table:table-cell>
        </table:table-row>
      </table:table>
      <text:p text:style-name="P11">Lan</text:p>
      <text:p text:style-name="P1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7"><text:span text:style-name="T3">Коммутатор </text:span><text:span text:style-name="T4">Kramer</text:span></text:p>
            <text:p text:style-name="P7"><text:span text:style-name="T3">VP-</text:span><text:span text:style-name="T4">437N</text:span></text:p>
            <text:p text:style-name="P6"/>
          </table:table-cell>
        </table:table-row>
      </table:table>
      <text:p text:style-name="P5">Lan</text:p>
      <text:p text:style-name="P1"/>
      <text:p text:style-name="P1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8"><text:span text:style-name="T3">Контроллер </text:span><text:span text:style-name="T4">ViAudio</text:span></text:p>
          </table:table-cell>
        </table:table-row>
      </table:table>
      <text:p text:style-name="P3">Com 0</text:p>
      <text:p text:style-name="P1"/>
      <text:p text:style-name="P1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0">Kramer fc-10eth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1" style:display-name="Body Text 21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language="en" fo:country="US" style:font-name-asian="Times New Roman" style:font-family-asian="'Times New Roman'" style:font-family-generic-asian="system" style:font-pitch-asian="variable" style:language-asian="ru" style:country-asian="RU" style:font-name-complex="Times New Roman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1-23T16:12:17.508183781</meta:creation-date>
    <dc:date>2015-01-30T16:36:12.441206840</dc:date>
    <dc:creator>Lutc  </dc:creator>
    <meta:editing-duration>PT51M10S</meta:editing-duration>
    <meta:editing-cycles>4</meta:editing-cycles>
    <meta:generator>LibreOffice/4.2.7.2$Linux_X86_64 LibreOffice_project/420m0$Build-2</meta:generator>
    <meta:document-statistic meta:table-count="6" meta:image-count="0" meta:object-count="0" meta:page-count="1" meta:paragraph-count="13" meta:word-count="28" meta:character-count="192" meta:non-whitespace-character-count="177"/>
  </office:meta>
</office:document-meta>
</file>